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contract 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nteraction</text:p>
          </table:table-cell>
          <table:table-cell office:value-type="string" calcext:value-type="string">
            <text:p>taclet option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AMT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consExt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resultReady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getResult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macro</text:p>
          </table:table-cell>
          <table:table-cell/>
          <table:table-cell office:value-type="float" office:value="8338" calcext:value-type="float">
            <text:p>8338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PostResul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7378" calcext:value-type="float">
            <text:p>7378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PostRes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minimal (unfold first method call, otherwise full auto)</text:p>
          </table:table-cell>
          <table:table-cell office:value-type="string" calcext:value-type="string">
            <text:p>RTE allow</text:p>
          </table:table-cell>
          <table:table-cell office:value-type="float" office:value="5024" calcext:value-type="float">
            <text:p>5024</text:p>
          </table:table-cell>
          <table:table-cell table:style-name="ce1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&lt;init&gt;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Medium (guiding macros; cuts preparing dependency contract)</text:p>
          </table:table-cell>
          <table:table-cell/>
          <table:table-cell office:value-type="float" office:value="14754" calcext:value-type="float">
            <text:p>1475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CollectBallot (inn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4654" calcext:value-type="float">
            <text:p>4654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CollectBallot (inn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CollectBallot (out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Medium (select contract; guiding macros)</text:p>
          </table:table-cell>
          <table:table-cell/>
          <table:table-cell office:value-type="float" office:value="18641" calcext:value-type="float">
            <text:p>1864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Voter</text:p>
          </table:table-cell>
          <table:table-cell office:value-type="string" calcext:value-type="string">
            <text:p>onSendBall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oter</text:p>
          </table:table-cell>
          <table:table-cell office:value-type="string" calcext:value-type="string">
            <text:p>onSendBal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minimal (forcefully driving the prover)</text:p>
          </table:table-cell>
          <table:table-cell/>
          <table:table-cell office:value-type="float" office:value="24629" calcext:value-type="float">
            <text:p>24629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Voter</text:p>
          </table:table-cell>
          <table:table-cell office:value-type="string" calcext:value-type="string">
            <text:p>&lt;init&gt;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auto pilot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float" office:value="0.8" calcext:value-type="float">
            <text:p>0.8</text:p>
          </table:table-cell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votingPha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createChoices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minimal (forcefully driving the prover)</text:p>
          </table:table-cell>
          <table:table-cell/>
          <table:table-cell office:value-type="float" office:value="1764" calcext:value-type="float">
            <text:p>1764</text:p>
          </table:table-cell>
          <table:table-cell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createVoter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little (macros; obvious quantifier instantiation)</text:p>
          </table:table-cell>
          <table:table-cell/>
          <table:table-cell office:value-type="float" office:value="5400" calcext:value-type="float">
            <text:p>5400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createVoters</text:p>
          </table:table-cell>
          <table:table-cell table:number-columns-repeated="2"/>
          <table:table-cell office:value-type="string" calcext:value-type="string">
            <text:p>heavy (cuts; often obvious quantifier instanti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createServer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little (macros; obvious quantifier instantiation)</text:p>
          </table:table-cell>
          <table:table-cell/>
          <table:table-cell office:value-type="float" office:value="17536" calcext:value-type="float">
            <text:p>1753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equalResult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593" calcext:value-type="float">
            <text:p>59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computeResult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1988" calcext:value-type="float">
            <text:p>1988</text:p>
          </table:table-cell>
          <table:table-cell office:value-type="float" office:value="3.6" calcext:value-type="float">
            <text:p>3.6</text:p>
          </table:table-cell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&lt;init&gt;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main</text:p>
          </table:table-cell>
          <table:table-cell table:number-columns-repeated="6"/>
        </table:table-row>
        <table:table-row table:style-name="ro2" table:number-rows-repeated="1048553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5">00/00/0000</text:date>, <text:time style:data-style-name="N2" text:time-value="0000-00-00T00:00:02.8453886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Bruns</meta:initial-creator>
    <meta:creation-date>2014-04-14T17:08:06.425305835</meta:creation-date>
    <dc:date>2014-05-05T17:37:35.424620141</dc:date>
    <dc:creator>Daniel Bruns</dc:creator>
    <meta:editing-duration>P1DT1H37M15S</meta:editing-duration>
    <meta:editing-cycles>32</meta:editing-cycles>
    <meta:generator>LibreOffice/4.1.3.2$Linux_X86_64 LibreOffice_project/410m0$Build-2</meta:generator>
    <meta:document-statistic meta:table-count="1" meta:cell-count="124" meta:object-count="0"/>
  </office:meta>
</office:document-meta>
</file>